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tantia" svg:font-family="Constant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tantia" svg:font-family="Constant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nstantia" fo:font-family="Constantia" style:font-style-name="Regular" style:font-family-generic="roman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4-08-20T12:59:42.962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